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text-properties officeooo:paragraph-rsid="00206e13"/>
    </style:style>
    <style:style style:name="P9" style:family="paragraph" style:parent-style-name="Text_20_body">
      <style:text-properties officeooo:paragraph-rsid="0027ee42"/>
    </style:style>
    <style:style style:name="P10" style:family="paragraph" style:parent-style-name="Text_20_body">
      <style:paragraph-properties fo:margin-top="0in" fo:margin-bottom="0in" style:contextual-spacing="false"/>
      <style:text-properties officeooo:rsid="00203d80" officeooo:paragraph-rsid="00203d80"/>
    </style:style>
    <style:style style:name="P11" style:family="paragraph" style:parent-style-name="Text_20_body">
      <style:paragraph-properties fo:margin-top="0in" fo:margin-bottom="0in" style:contextual-spacing="false"/>
      <style:text-properties officeooo:rsid="00203d80" officeooo:paragraph-rsid="0029185b"/>
    </style:style>
    <style:style style:name="P12" style:family="paragraph" style:parent-style-name="Standard">
      <style:text-properties fo:color="#000000" loext:opacity="100%" officeooo:rsid="001d2f17" officeooo:paragraph-rsid="001d2f17"/>
    </style:style>
    <style:style style:name="P13" style:family="paragraph" style:parent-style-name="Heading_20_1">
      <style:text-properties officeooo:rsid="00180427" officeooo:paragraph-rsid="001e99ed"/>
    </style:style>
    <style:style style:name="P14" style:family="paragraph" style:parent-style-name="Heading_20_1">
      <style:text-properties officeooo:paragraph-rsid="001e99ed"/>
    </style:style>
    <style:style style:name="P15" style:family="paragraph" style:parent-style-name="Heading_20_2">
      <style:text-properties officeooo:rsid="00180427" officeooo:paragraph-rsid="001e99ed"/>
    </style:style>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1">
      <style:paragraph-properties fo:margin-top="0in" fo:margin-bottom="0in" style:contextual-spacing="false"/>
      <style:text-properties officeooo:paragraph-rsid="0027ee42"/>
    </style:style>
    <style:style style:name="P18" style:family="paragraph" style:parent-style-name="Text_20_body" style:list-style-name="L1">
      <style:paragraph-properties fo:margin-top="0in" fo:margin-bottom="0in" style:contextual-spacing="false"/>
      <style:text-properties officeooo:rsid="0023e236" officeooo:paragraph-rsid="0027ee42"/>
    </style:style>
    <style:style style:name="P19" style:family="paragraph" style:parent-style-name="Text_20_body" style:list-style-name="L1">
      <style:paragraph-properties fo:margin-top="0in" fo:margin-bottom="0in" style:contextual-spacing="false"/>
      <style:text-properties officeooo:rsid="0029185b" officeooo:paragraph-rsid="0029185b"/>
    </style:style>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style:style style:name="T9" style:family="text">
      <style:text-properties fo:color="#ccaa11" loext:opacity="100%"/>
    </style:style>
    <style:style style:name="T10" style:family="text">
      <style:text-properties fo:color="#ccaa11" loext:opacity="100%" officeooo:rsid="0027ee42"/>
    </style:style>
    <style:style style:name="T11" style:family="text">
      <style:text-properties officeooo:rsid="0027ee42"/>
    </style:style>
    <style:style style:name="T12" style:family="text">
      <style:text-properties officeooo:rsid="0029185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 <text:s/>Result: <text:bookmark text:name="Grade"/><text:span text:style-name="T9">Inconclusiv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text:span text:style-name="T11">this</text:span> threat. </text:p>
      <text:list text:style-name="L1">
        <text:list-item>
          <text:p text:style-name="P16">Re-run the scan to confirm security.</text:p>
        </text:list-item>
      </text:list>
      <text:p text:style-name="P11">If the scan still returns as secure, congratulations! This computer is safe from <text:span text:style-name="T11">a</text:span> backdoor attack. An explanation of how this attack works is in the Appendix section for further reading.</text:p>
      <text:p text:style-name="P10"/>
      <text:p text:style-name="P9"><text:span text:style-name="Strong_20_Emphasis"><text:span text:style-name="T10">Inconclusive</text:span></text:span><text:span text:style-name="Strong_20_Emphasis"> Status:</text:span> Indicates <text:span text:style-name="T3">your</text:span> FTP service is <text:span text:style-name="T12">not reachable and therefore, not testable</text:span>. <text:span text:style-name="T12">T</text:span>his <text:span text:style-name="T12">likely </text:span>mean<text:span text:style-name="T12">s</text:span> the <text:span text:style-name="T12">device was not </text:span>properly connected <text:span text:style-name="T12">to the server </text:span>during the <text:span text:style-name="T2">test</text:span>. Actions to take:</text:p>
      <text:list text:continue-numbering="true" text:style-name="L1">
        <text:list-item>
          <text:p text:style-name="P18"><text:span text:style-name="T12">Address </text:span>likely connection issue<text:span text:style-name="T12">s.</text:span></text:p>
        </text:list-item>
        <text:list-item>
          <text:p text:style-name="P19">Make sure the device is on the same network as the CATS device.</text:p>
        </text:list-item>
        <text:list-item>
          <text:p text:style-name="P17"><text:span text:style-name="T7">V</text:span>erify <text:span text:style-name="T2">if the IP was correct, the server was on, and the service was active (if available)</text:span>.</text:p>
        </text:list-item>
        <text:list-item>
          <text:p text:style-name="P17">Re-run the scan to confirm security.</text:p>
        </text:list-item>
      </text:list>
      <text:p text:style-name="P11">If the scan still returns as <text:span text:style-name="T12">inconclusive</text:span>, <text:span text:style-name="T12">then it is likely that FTP isn’t running on the machine.</text:span> An explanation of how this attack works is in the Appendix section for further reading.</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20">Update the FTP service immediately with the latest security patches.</text:p>
        </text:list-item>
        <text:list-item>
          <text:p text:style-name="P21">If no updates are possible, consider replacing/upgrading this service, as this attack presents an existential threat to the network’s safety.</text:p>
        </text:list-item>
        <text:list-item>
          <text:p text:style-name="P20"><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3" text:outline-level="1">Appendix:</text:h>
      <text:h text:style-name="P15"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5" text:outline-level="2"><text:soft-page-break/><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5" text:outline-level="2"><text:span text:style-name="T3">More About This Vulnerability?</text:span>:</text:h>
      <text:p text:style-name="P8"><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4"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2"><text:bookmark text:name="FirstConnection"/>1. Inconclusive Step 1 Failed - First telnet connection to port 21 failed. This means that the following connections will not work and the attack has failed. However, the fact that this first connection did not work should signify that the Server is not working as intended. Please check if the machine is off, if FTP is running, or if a firewall is blocking access.<text:line-break/></text:p>
      <text:p text:style-name="P12"><text:bookmark text:name="SecondConnection"/><text:line-break/>2. Secure Step 2 Failed - Second telnet connection to port 6200 failed. If the first connection succeeded, but then this one did not, congratulations! The machine is secure against this attack, meaning that either an update has patched this vulnerability or that its otherwise incompatible. The 3rd step will always fail, and if it shows as succeeded, please disregard it and/or send in a bug report!<text:line-break/></text:p>
      <text:p text:style-name="P12"><text:bookmark text:name="IfRoot"/><text:line-break/>3. Secure Step 2 Failed - The 'id;' telnet command did not return the user as root. The attack has failed. It is likely that steps 1 or 2 have also failed. In the event that they both passed, this step should not be showing. If steps 1 and 2 did succeed, and this did not, please update your system regardless just in case or check your firewall rules.<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3-13T21:08:45.791422857</dc:date>
    <meta:editing-duration>PT35M2S</meta:editing-duration>
    <meta:editing-cycles>10</meta:editing-cycles>
    <meta:generator>LibreOffice/24.2.0.3$Linux_X86_64 LibreOffice_project/420$Build-3</meta:generator>
    <meta:document-statistic meta:table-count="0" meta:image-count="0" meta:object-count="0" meta:page-count="2" meta:paragraph-count="30" meta:word-count="848" meta:character-count="4946" meta:non-whitespace-character-count="4120"/>
  </office:meta>
</office:document-meta>
</file>